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9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7.112cm" svg:height="1.651cm" svg:x="14.37cm" svg:y="6.2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14.497cm" svg:y="6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5.898cm" svg:y="6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7.299cm" svg:y="6.4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8.7cm" svg:y="6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20.101cm" svg:y="6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1" draw:text-style-name="P1" draw:layer="layout" svg:width="5.766cm" svg:height="1.651cm" svg:x="7.651cm" svg:y="0.0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7.778cm" svg:y="0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9.179cm" svg:y="0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0.58cm" svg:y="0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1.981cm" svg:y="0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" draw:layer="layout" svg:width="1.442cm" svg:height="1.83cm" svg:x="17.293cm" svg:y="7.601cm">
          <draw:text-box>
            <text:p><text:span text:style-name="T1">V</text:span></text:p>
          </draw:text-box>
        </draw:frame>
        <draw:connector draw:style-name="gr3" draw:text-style-name="P1" draw:layer="layout" draw:type="line" svg:x1="17.926cm" svg:y1="6.286cm" svg:x2="10.534cm" svg:y2="1.749cm" draw:start-shape="id1" draw:start-glue-point="0" draw:end-shape="id2" draw:end-glue-point="2" svg:d="M17926 6286l-7392-4537" svg:viewBox="0 0 7393 4538">
          <text:p/>
        </draw:connector>
        <draw:frame draw:style-name="gr4" draw:text-style-name="P2" draw:layer="layout" svg:width="1.831cm" svg:height="1.83cm" svg:x="14.476cm" svg:y="2.883cm">
          <draw:text-box>
            <text:p><text:span text:style-name="T1">W</text:span></text:p>
          </draw:text-box>
        </draw:frame>
        <draw:frame draw:style-name="gr4" draw:text-style-name="P2" draw:layer="layout" svg:width="1.285cm" svg:height="1.83cm" svg:x="13.436cm" svg:y="0.067cm">
          <draw:text-box>
            <text:p><text:span text:style-name="T1">h</text:span></text:p>
          </draw:text-box>
        </draw:frame>
        <draw:g xml:id="id5" draw:id="id5">
          <draw:custom-shape draw:style-name="gr1" draw:text-style-name="P1" draw:layer="layout" svg:width="5.715cm" svg:height="1.651cm" svg:x="8.225cm" svg:y="6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8.352cm" svg:y="6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9.753cm" svg:y="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1.154cm" svg:y="6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2.555cm" svg:y="6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" draw:text-style-name="P1" draw:layer="layout" svg:width="2.957cm" svg:height="1.651cm" svg:x="0.172cm" svg:y="6.2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0.299cm" svg:y="6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.7cm" svg:y="6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1" draw:text-style-name="P1" draw:layer="layout" svg:width="4.318cm" svg:height="1.651cm" svg:x="3.491cm" svg:y="6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3.618cm" svg:y="6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5.019cm" svg:y="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6.42cm" svg:y="6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1" draw:layer="layout" draw:type="line" svg:x1="5.65cm" svg:y1="6.255cm" svg:x2="10.534cm" svg:y2="1.749cm" draw:start-shape="id3" draw:start-glue-point="0" draw:end-shape="id2" draw:end-glue-point="2" svg:d="M5650 6255l4884-4506" svg:viewBox="0 0 4885 4507">
          <text:p/>
        </draw:connector>
        <draw:connector draw:style-name="gr3" draw:text-style-name="P1" draw:layer="layout" draw:type="line" svg:x1="1.65cm" svg:y1="6.286cm" svg:x2="10.534cm" svg:y2="1.749cm" draw:start-shape="id4" draw:start-glue-point="0" draw:end-shape="id2" draw:end-glue-point="2" svg:d="M1650 6286l8884-4537" svg:viewBox="0 0 8885 4538">
          <text:p/>
        </draw:connector>
        <draw:frame draw:style-name="gr4" draw:text-style-name="P2" draw:layer="layout" svg:width="1.598cm" svg:height="1.83cm" svg:x="10.318cm" svg:y="7.622cm">
          <draw:text-box>
            <text:p><text:span text:style-name="T1">O</text:span></text:p>
          </draw:text-box>
        </draw:frame>
        <draw:frame draw:style-name="gr5" draw:text-style-name="P2" draw:layer="layout" svg:width="1.442cm" svg:height="1.83cm" svg:x="4.908cm" svg:y="7.568cm">
          <draw:text-box>
            <text:p><text:span text:style-name="T1">A</text:span></text:p>
          </draw:text-box>
        </draw:frame>
        <draw:frame draw:style-name="gr6" draw:text-style-name="P2" draw:layer="layout" svg:width="1.209cm" svg:height="2.086cm" svg:x="1.017cm" svg:y="7.493cm">
          <draw:text-box>
            <text:p><text:span text:style-name="T1">s</text:span></text:p>
          </draw:text-box>
        </draw:frame>
        <draw:connector draw:style-name="gr3" draw:text-style-name="P1" draw:layer="layout" draw:type="line" svg:x1="11.082cm" svg:y1="6.255cm" svg:x2="10.534cm" svg:y2="1.749cm" draw:start-shape="id5" draw:start-glue-point="0" draw:end-shape="id2" draw:end-glue-point="2" svg:d="M11082 6255l-548-4506" svg:viewBox="0 0 549 4507">
          <text:p/>
        </draw:connector>
        <draw:frame draw:style-name="gr4" draw:text-style-name="P2" draw:layer="layout" svg:width="1.598cm" svg:height="1.83cm" svg:x="10.577cm" svg:y="2.983cm">
          <draw:text-box>
            <text:p><text:span text:style-name="T1">O</text:span></text:p>
          </draw:text-box>
        </draw:frame>
        <draw:frame draw:style-name="gr4" draw:text-style-name="P2" draw:layer="layout" svg:width="1.442cm" svg:height="1.83cm" svg:x="8.078cm" svg:y="3.483cm">
          <draw:text-box>
            <text:p><text:span text:style-name="T1">X</text:span></text:p>
          </draw:text-box>
        </draw:frame>
        <draw:frame draw:style-name="gr4" draw:text-style-name="P2" draw:layer="layout" svg:width="1.442cm" svg:height="1.83cm" svg:x="4.826cm" svg:y="2.615cm">
          <draw:text-box>
            <text:p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17:39:40.712015482</meta:creation-date>
    <dc:date>2016-11-14T18:56:18.750272685</dc:date>
    <meta:editing-duration>P0D</meta:editing-duration>
    <meta:editing-cycles>4</meta:editing-cycles>
    <meta:generator>LibreOffice/4.2.8.2$Linux_X86_64 LibreOffice_project/420m0$Build-2</meta:generator>
    <meta:document-statistic meta:object-count="41"/>
  </office:meta>
</office:document-meta>
</file>